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drm/i915 Updates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FOSDEM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g squashing</text:p>
          </draw:text-box>
        </draw:frame>
        <draw:frame presentation:style-name="pr4" draw:layer="layout" svg:width="25.199cm" svg:height="5cm" svg:x="1.4cm" svg:y="8.8cm" presentation:class="outline" presentation:user-transformed="true">
          <draw:text-box>
            <text:list text:style-name="L3">
              <text:list-item>
                <text:p><text:span text:style-name="T3">bugs fixed by the truckload</text:span></text:p>
              </text:list-item>
              <text:list-item>
                <text:p><text:span text:style-name="T3">especially regressions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l-gpu-tools kernel tests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no testsuite is worse than having none</text:p>
              </text:list-item>
              <text:list-item>
                <text:p>debugfs knobs for tricky cases</text:p>
              </text:list-item>
              <text:list-item>
                <text:p>started with automake testrunner, now pigl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-g-t kernel tests: future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modeset coverage still really spotty</text:p>
              </text:list-item>
              <text:list-item>
                <text:p>gpu hang&amp;reset code is tricky</text:p>
              </text:list-item>
              <text:list-item>
                <text:p>unified kernel tests for other gpu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r gfx bug reporter</text:p>
          </draw:text-box>
        </draw:frame>
        <draw:frame presentation:style-name="pr4" draw:layer="layout" svg:width="25.199cm" svg:height="7.773cm" svg:x="1.401cm" svg:y="6.827cm" presentation:class="outline" presentation:user-transformed="true">
          <draw:text-box>
            <text:list text:style-name="L3">
              <text:list-header>
                <text:p/>
              </text:list-header>
            </text:list>
            <text:p text:style-name="P4">please file duplicates</text:p>
            <text:p text:style-name="P4">srly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swell display</text:p>
          </draw:text-box>
        </draw:frame>
        <draw:frame presentation:style-name="pr4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LVDS, SDVO gone, VGA marginalised</text:p>
              </text:list-item>
              <text:list-item>
                <text:p>ports on CPU, not P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ld: PCH-split</text:p>
          </draw:text-box>
        </draw:frame>
        <draw:custom-shape draw:style-name="gr2" draw:text-style-name="P4" draw:layer="layout" svg:width="9.6cm" svg:height="9.2cm" svg:x="2.4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6cm" svg:height="9.2cm" svg:x="17.2cm" svg:y="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4cm" svg:height="0.962cm" svg:x="5.4cm" svg:y="6.8cm">
          <draw:text-box>
            <text:p>CPU</text:p>
          </draw:text-box>
        </draw:frame>
        <draw:frame draw:style-name="gr3" draw:layer="layout" svg:width="1.84cm" svg:height="0.962cm" svg:x="19.6cm" svg:y="6.8cm">
          <draw:text-box>
            <text:p>PCH</text:p>
          </draw:text-box>
        </draw:frame>
        <draw:custom-shape draw:style-name="gr4" draw:text-style-name="P4" draw:layer="layout" svg:width="4.2cm" svg:height="1.2cm" svg:x="4cm" svg:y="8.2cm">
          <text:p text:style-name="P4">PIPE 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cm" svg:height="5.6cm" svg:x="22.6cm" svg:y="8.2cm">
          <text:p text:style-name="P4">ports:</text:p>
          <text:p text:style-name="P4">DP</text:p>
          <text:p text:style-name="P4">SDVO</text:p>
          <text:p text:style-name="P4">HDMI</text:p>
          <text:p text:style-name="P4">LVDS</text:p>
          <text:p text:style-name="P4">VGA</text:p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cm" svg:height="1.2cm" svg:x="4cm" svg:y="10cm">
          <text:p text:style-name="P4">PIPE B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cm" svg:y1="8.8cm" svg:x2="17.2cm" svg:y2="8.8cm">
          <text:p/>
        </draw:line>
        <draw:frame draw:style-name="gr3" draw:layer="layout" svg:width="2.094cm" svg:height="0.962cm" svg:x="14cm" svg:y="7.8cm">
          <draw:text-box>
            <text:p>FDI A</text:p>
          </draw:text-box>
        </draw:frame>
        <draw:line draw:style-name="gr5" draw:text-style-name="P4" draw:layer="layout" svg:x1="12cm" svg:y1="11cm" svg:x2="17.2cm" svg:y2="11cm">
          <text:p/>
        </draw:line>
        <draw:frame draw:style-name="gr3" draw:layer="layout" svg:width="2.128cm" svg:height="0.962cm" svg:x="14cm" svg:y="10cm">
          <draw:text-box>
            <text:p>FDI B</text:p>
          </draw:text-box>
        </draw:frame>
        <draw:custom-shape draw:style-name="gr4" draw:text-style-name="P4" draw:layer="layout" svg:width="4cm" svg:height="5.6cm" svg:x="18.2cm" svg:y="8.2cm">
          <text:p text:style-name="P4">MUX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4.6cm" svg:x="9.2cm" svg:y="7.6cm">
          <text:p text:style-name="P4">MUX</text:p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cm" svg:height="1cm" svg:x="10.6cm" svg:y="13.2cm">
          <text:p text:style-name="P4">eD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w: DDI ports</text:p>
          </draw:text-box>
        </draw:frame>
        <draw:custom-shape draw:style-name="gr2" draw:text-style-name="P4" draw:layer="layout" svg:width="13.2cm" svg:height="9.2cm" svg:x="2.4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5.4cm" svg:x="20.8cm" svg:y="9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84cm" svg:height="0.962cm" svg:x="5.4cm" svg:y="6.8cm">
          <draw:text-box>
            <text:p><text:span text:style-name="T4">CPU</text:span></text:p>
          </draw:text-box>
        </draw:frame>
        <draw:frame draw:style-name="gr3" draw:text-style-name="P5" draw:layer="layout" svg:width="1.84cm" svg:height="0.962cm" svg:x="23.56cm" svg:y="10.438cm">
          <draw:text-box>
            <text:p><text:span text:style-name="T4">PCH</text:span></text:p>
          </draw:text-box>
        </draw:frame>
        <draw:custom-shape draw:style-name="gr4" draw:text-style-name="P6" draw:layer="layout" svg:width="4.2cm" svg:height="1.2cm" svg:x="4cm" svg:y="8.2cm">
          <text:p text:style-name="P4"><text:span text:style-name="T4">PIPE 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6cm" svg:height="1.6cm" svg:x="22.6cm" svg:y="11.8cm">
          <text:p text:style-name="P4"><text:span text:style-name="T4">VG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1.2cm" svg:x="4cm" svg:y="10cm">
          <text:p text:style-name="P4"><text:span text:style-name="T4">PIPE B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cm" svg:y1="13.4cm" svg:x2="20.6cm" svg:y2="13.4cm">
          <text:p/>
        </draw:line>
        <draw:frame draw:style-name="gr6" draw:text-style-name="P5" draw:layer="layout" svg:width="2.094cm" svg:height="0.962cm" svg:x="17.106cm" svg:y="12.238cm">
          <draw:text-box>
            <text:p><text:span text:style-name="T4">FDI A</text:span></text:p>
          </draw:text-box>
        </draw:frame>
        <draw:custom-shape draw:style-name="gr4" draw:text-style-name="P6" draw:layer="layout" svg:width="2.2cm" svg:height="6.4cm" svg:x="9.2cm" svg:y="7.6cm">
          <text:p text:style-name="P4"><text:span text:style-name="T4">MUX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cm" svg:x="12cm" svg:y="13cm">
          <text:p text:style-name="P4">DDI 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cm" svg:x="12cm" svg:y="7.6cm">
          <text:p text:style-name="P4">DDI 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cm" svg:x="12cm" svg:y="9.2cm">
          <text:p text:style-name="P4">...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cm" svg:y1="8.2cm" svg:x2="17cm" svg:y2="8.2cm">
          <text:p/>
        </draw:line>
        <draw:line draw:style-name="gr5" draw:text-style-name="P4" draw:layer="layout" svg:x1="16cm" svg:y1="9.8cm" svg:x2="17cm" svg:y2="9.8cm">
          <text:p/>
        </draw:line>
        <draw:frame draw:style-name="gr7" draw:layer="layout" svg:width="1.734cm" svg:height="0.962cm" svg:x="16.866cm" svg:y="7.638cm">
          <draw:text-box>
            <text:p>eDP</text:p>
          </draw:text-box>
        </draw:frame>
        <draw:frame draw:style-name="gr8" draw:layer="layout" svg:width="3.173cm" svg:height="0.962cm" svg:x="17cm" svg:y="9.238cm">
          <draw:text-box>
            <text:p>DP/HDMI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set rework</text:p>
          </draw:text-box>
        </draw:frame>
        <draw:frame presentation:style-name="pr7" draw:layer="layout" svg:width="25.199cm" svg:height="4.4cm" svg:x="1.4cm" svg:y="7.6cm" presentation:class="outline" presentation:user-transformed="true">
          <draw:text-box>
            <text:list text:style-name="L3">
              <text:list-item>
                <text:p>haswell DP DDI like old cpu eDP</text:p>
              </text:list-item>
              <text:list-item>
                <text:p>„wrong“ enable/disable sequen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tc helpers</text:p>
          </draw:text-box>
        </draw:frame>
        <draw:frame presentation:style-name="pr7" draw:layer="layout" svg:width="25.199cm" svg:height="10.774cm" svg:x="1.401cm" svg:y="7.4cm" presentation:class="outline" presentation:user-transformed="true">
          <draw:text-box>
            <text:list text:style-name="L3">
              <text:list-item>
                <text:p>too flexible: independant encoders</text:p>
              </text:list-item>
              <text:list-item>
                <text:p>not flexible enough:</text:p>
                <text:p>simple encoder enable/disable sequ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w i915 modeset code</text:p>
          </draw:text-box>
        </draw:frame>
        <draw:frame presentation:style-name="pr7" draw:layer="layout" svg:width="25.199cm" svg:height="10.774cm" svg:x="1.4cm" svg:y="9.226cm" presentation:class="outline" presentation:user-transformed="true">
          <draw:text-box>
            <text:list text:style-name="L3">
              <text:list-item>
                <text:p>dpms simplified</text:p>
              </text:list-item>
              <text:list-item>
                <text:p>modeset sequence driven by cr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w modeset: code tools</text:p>
          </draw:text-box>
        </draw:frame>
        <draw:frame presentation:style-name="pr7" draw:layer="layout" svg:width="25.199cm" svg:height="9.174cm" svg:x="1.4cm" svg:y="9.226cm" presentation:class="outline" presentation:user-transformed="true">
          <draw:text-box>
            <text:list text:style-name="L3">
              <text:list-item>
                <text:p>output state staging</text:p>
              </text:list-item>
              <text:list-item>
                <text:p>hw state read-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w modeset: results</text:p>
          </draw:text-box>
        </draw:frame>
        <draw:frame presentation:style-name="pr7" draw:layer="layout" svg:width="25.199cm" svg:height="9.174cm" svg:x="1.4cm" svg:y="7.426cm" presentation:class="outline" presentation:user-transformed="true">
          <draw:text-box>
            <text:list text:style-name="L3">
              <text:list-item>
                <text:p>simplified modeset state space</text:p>
              </text:list-item>
              <text:list-item>
                <text:p>paranoid modeset state checker</text:p>
              </text:list-item>
              <text:list-item>
                <text:p>enabled haswell DP support</text:p>
              </text:list-item>
              <text:list-item>
                <text:p>drm helpers are in rather good sha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w modeset: future</text:p>
          </draw:text-box>
        </draw:frame>
        <draw:frame presentation:style-name="pr7" draw:layer="layout" svg:width="25.199cm" svg:height="9.174cm" svg:x="1.4cm" svg:y="9.226cm" presentation:class="outline" presentation:user-transformed="true">
          <draw:text-box>
            <text:list text:style-name="L3">
              <text:list-item>
                <text:p>atomic modeset</text:p>
              </text:list-item>
              <text:list-item>
                <text:p>fastb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nor modeset stuff</text:p>
          </draw:text-box>
        </draw:frame>
        <draw:frame presentation:style-name="pr7" draw:layer="layout" svg:width="25.199cm" svg:height="9.174cm" svg:x="1.4cm" svg:y="9.226cm" presentation:class="outline" presentation:user-transformed="true">
          <draw:text-box>
            <text:list text:style-name="L3">
              <text:list-item>
                <text:p>EDID improvements</text:p>
              </text:list-item>
              <text:list-item>
                <text:p>hotplug is a m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rm modeset locking rework</text:p>
          </draw:text-box>
        </draw:frame>
        <draw:frame presentation:style-name="pr7" draw:layer="layout" svg:width="25.199cm" svg:height="9.174cm" svg:x="1.4cm" svg:y="9.226cm" presentation:class="outline" presentation:user-transformed="true">
          <draw:text-box>
            <text:list text:style-name="L3">
              <text:list-item>
                <text:p>per-crtc locking for pageflip/cursor/fb ops</text:p>
              </text:list-item>
              <text:list-item>
                <text:p>required proper framebuffer refcoun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rm modeset locking rework</text:p>
          </draw:text-box>
        </draw:frame>
        <draw:frame presentation:style-name="pr7" draw:layer="layout" svg:width="25.199cm" svg:height="9.174cm" svg:x="1.4cm" svg:y="9.226cm" presentation:class="outline" presentation:user-transformed="true">
          <draw:text-box>
            <text:list text:style-name="L3">
              <text:list-item>
                <text:p>per-crtc locking for pageflip/cursor/fb ops</text:p>
              </text:list-item>
              <text:list-item>
                <text:p>required proper framebuffer refcoun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EM</text:p>
          </draw:text-box>
        </draw:frame>
        <draw:frame presentation:style-name="pr7" draw:layer="layout" svg:width="25.199cm" svg:height="9.374cm" svg:x="1.4cm" svg:y="9.4cm" presentation:class="outline" presentation:user-transformed="true">
          <draw:text-box>
            <text:list text:style-name="L3">
              <text:list-item>
                <text:p>little bits of tuning all over</text:p>
              </text:list-item>
              <text:list-item>
                <text:p>hw context support</text:p>
              </text:list-item>
              <text:list-item>
                <text:p>cachability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EM: no more flushing list</text:p>
          </draw:text-box>
        </draw:frame>
        <draw:frame presentation:style-name="pr7" draw:layer="layout" svg:width="25.199cm" svg:height="9.374cm" svg:x="1.4cm" svg:y="9.4cm" presentation:class="outline" presentation:user-transformed="true">
          <draw:text-box>
            <text:list text:style-name="L3">
              <text:list-item>
                <text:p>GEM: per-cache GPU domains</text:p>
              </text:list-item>
              <text:list-item>
                <text:p>complex and delayed flushing caused stalls</text:p>
              </text:list-item>
              <text:list-item>
                <text:p>completely ripped out (almo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EM: tuning</text:p>
          </draw:text-box>
        </draw:frame>
        <draw:frame presentation:style-name="pr7" draw:layer="layout" svg:width="25.199cm" svg:height="9.374cm" svg:x="1.4cm" svg:y="9.4cm" presentation:class="outline" presentation:user-transformed="true">
          <draw:text-box>
            <text:list text:style-name="L3">
              <text:list-item>
                <text:p>unbound tracking</text:p>
              </text:list-item>
              <text:list-item>
                <text:p>reduce mappable pressure</text:p>
              </text:list-item>
              <text:list-item>
                <text:p>no-reloc optim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EM: the future</text:p>
          </draw:text-box>
        </draw:frame>
        <draw:frame presentation:style-name="pr7" draw:layer="layout" svg:width="25.199cm" svg:height="9.374cm" svg:x="1.4cm" svg:y="9.4cm" presentation:class="outline" presentation:user-transformed="true">
          <draw:text-box>
            <text:list text:style-name="L3">
              <text:list-item>
                <text:p>real per-process address spaces</text:p>
              </text:list-item>
              <text:list-item>
                <text:p>userptr, maybe ...</text:p>
              </text:list-item>
              <text:list-item>
                <text:p>more than One Lock to Rule Them 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ma_buf: fences &amp; reservations</text:p>
          </draw:text-box>
        </draw:frame>
        <draw:frame presentation:style-name="pr7" draw:layer="layout" svg:width="25.199cm" svg:height="11.974cm" svg:x="1.4cm" svg:y="6.8cm" presentation:class="outline" presentation:user-transformed="true">
          <draw:text-box>
            <text:list text:style-name="L3">
              <text:list-item>
                <text:p>Maarten Lankhorst &amp; Rob Clark</text:p>
              </text:list-item>
              <text:list-item>
                <text:p>essentially ttm, trimmed down</text:p>
              </text:list-item>
              <text:list-item>
                <text:p>currently just for synchroniz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ma_buf: opens</text:p>
          </draw:text-box>
        </draw:frame>
        <draw:frame presentation:style-name="pr7" draw:layer="layout" svg:width="25.199cm" svg:height="11.974cm" svg:x="1.4cm" svg:y="6.8cm" presentation:class="outline" presentation:user-transformed="true">
          <draw:text-box>
            <text:list text:style-name="L3">
              <text:list-item>
                <text:p>needs review of mutex changes</text:p>
              </text:list-item>
              <text:list-item>
                <text:p>android sync_points, SoC adoption</text:p>
              </text:list-item>
              <text:list-item>
                <text:p>integration with i915/GEM will be fun</text:p>
              </text:list-item>
              <text:list-item>
                <text:p>better i915 OOM handl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7" draw:layer="layout" svg:width="25.199cm" svg:height="9.374cm" svg:x="1.445cm" svg:y="6.399cm" presentation:class="outline" presentation:user-transformed="true">
          <draw:text-box>
            <text:list text:style-name="L3">
              <text:list-item>
                <text:p>fewer bugs &amp; better QA tools</text:p>
              </text:list-item>
              <text:list-item>
                <text:p>improved modeset infrastructure</text:p>
              </text:list-item>
              <text:list-item>
                <text:p>fastboot &amp; atomic modeset in the future</text:p>
              </text:list-item>
              <text:list-item>
                <text:p>tuned GEM</text:p>
              </text:list-item>
              <text:list-item>
                <text:p>big changes around dma_buf ah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2T15:38:20</meta:creation-date>
    <meta:editing-duration>PT6H53M23S</meta:editing-duration>
    <meta:editing-cycles>25</meta:editing-cycles>
    <meta:generator>LibreOffice/3.5$Linux_X86_64 LibreOffice_project/350m1$Build-2</meta:generator>
    <dc:date>2013-02-05T17:11:10</dc:date>
    <meta:document-statistic meta:object-count="146"/>
  </office:meta>
</office:document-meta>
</file>